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76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5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412cm" loext:decorative="false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36cm" svg:height="1.039cm" svg:x="6.404cm" svg:y="1.846cm">
          <draw:text-box>
            <text:p><text:span text:style-name="T1">Organize</text:span></text:p>
            <text:p><text:span text:style-name="T1">workshops</text:span></text:p>
          </draw:text-box>
        </draw:frame>
        <draw:frame draw:style-name="gr2" draw:text-style-name="P1" draw:layer="layout" svg:width="2.729cm" svg:height="1.433cm" svg:x="9.843cm" svg:y="1.846cm">
          <draw:text-box>
            <text:p><text:span text:style-name="T1">Evaluate</text:span></text:p>
            <text:p><text:span text:style-name="T1">requirements</text:span></text:p>
            <text:p><text:span text:style-name="T1">and priorities</text:span></text:p>
          </draw:text-box>
        </draw:frame>
        <draw:frame draw:style-name="gr3" draw:text-style-name="P1" draw:layer="layout" svg:width="1.929cm" svg:height="1.039cm" svg:x="2.674cm" svg:y="5.199cm">
          <draw:text-box>
            <text:p><text:span text:style-name="T1">Prepare</text:span></text:p>
            <text:p><text:span text:style-name="T1">datasets</text:span></text:p>
          </draw:text-box>
        </draw:frame>
        <draw:frame draw:style-name="gr4" draw:text-style-name="P1" draw:layer="layout" svg:width="3.275cm" svg:height="1.433cm" svg:x="10.543cm" svg:y="5.199cm">
          <draw:text-box>
            <text:p><text:span text:style-name="T1">Compare results</text:span></text:p>
            <text:p><text:span text:style-name="T1">from existing</text:span></text:p>
            <text:p><text:span text:style-name="T1">platforms</text:span></text:p>
          </draw:text-box>
        </draw:frame>
        <draw:frame draw:style-name="gr5" draw:text-style-name="P1" draw:layer="layout" svg:width="3.533cm" svg:height="1.433cm" svg:x="6.004cm" svg:y="8.881cm">
          <draw:text-box>
            <text:p><text:span text:style-name="T1">Develop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5" draw:text-style-name="P1" draw:layer="layout" svg:width="3.533cm" svg:height="1.433cm" svg:x="10.443cm" svg:y="8.881cm">
          <draw:text-box>
            <text:p><text:span text:style-name="T1">Test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6" draw:text-style-name="P1" draw:layer="layout" svg:width="3.49cm" svg:height="1.433cm" svg:x="11.643cm" svg:y="11.979cm">
          <draw:text-box>
            <text:p><text:span text:style-name="T1">Plan and prepare</text:span></text:p>
            <text:p><text:span text:style-name="T1">simulation</text:span></text:p>
            <text:p><text:span text:style-name="T1">analyses</text:span></text:p>
          </draw:text-box>
        </draw:frame>
        <draw:frame draw:style-name="gr7" draw:text-style-name="P1" draw:layer="layout" svg:width="2.263cm" svg:height="1.433cm" svg:x="15.844cm" svg:y="11.979cm">
          <draw:text-box>
            <text:p><text:span text:style-name="T1">Conduct</text:span></text:p>
            <text:p><text:span text:style-name="T1">simulation</text:span></text:p>
            <text:p><text:span text:style-name="T1">analyses</text:span></text:p>
          </draw:text-box>
        </draw:frame>
        <draw:frame draw:style-name="gr8" draw:text-style-name="P1" draw:layer="layout" svg:width="4.257cm" svg:height="1.433cm" svg:x="14.844cm" svg:y="6.787cm">
          <draw:text-box>
            <text:p><text:span text:style-name="T1">Decide whether to</text:span></text:p>
            <text:p><text:span text:style-name="T1">prioritize development</text:span></text:p>
            <text:p><text:span text:style-name="T1">of a new platform</text:span></text:p>
          </draw:text-box>
        </draw:frame>
        <draw:frame draw:style-name="gr9" draw:text-style-name="P1" draw:layer="layout" svg:width="3.313cm" svg:height="1.433cm" svg:x="22.159cm" svg:y="11.979cm">
          <draw:text-box>
            <text:p><text:span text:style-name="T1">Transition all</text:span></text:p>
            <text:p><text:span text:style-name="T1">assessments to</text:span></text:p>
            <text:p><text:span text:style-name="T1">new platform(s)</text:span></text:p>
          </draw:text-box>
        </draw:frame>
        <draw:frame draw:style-name="gr10" draw:text-style-name="P1" draw:layer="layout" svg:width="2.83cm" svg:height="1.039cm" svg:x="2.674cm" svg:y="1.846cm">
          <draw:text-box>
            <text:p><text:span text:style-name="T1">Communicate</text:span></text:p>
            <text:p><text:span text:style-name="T1">with experts</text:span></text:p>
          </draw:text-box>
        </draw:frame>
        <draw:frame draw:style-name="gr11" draw:text-style-name="P1" draw:layer="layout" svg:width="1.302cm" svg:height="0.645cm" svg:x="0.555cm" svg:y="3.71cm">
          <draw:text-box>
            <text:p><text:span text:style-name="T1">Start</text:span></text:p>
          </draw:text-box>
        </draw:frame>
        <draw:frame draw:style-name="gr11" draw:text-style-name="P1" draw:layer="layout" svg:width="1.17cm" svg:height="0.645cm" svg:x="26.108cm" svg:y="12.373cm">
          <draw:text-box>
            <text:p><text:span text:style-name="T1">End</text:span></text:p>
          </draw:text-box>
        </draw:frame>
        <draw:frame draw:style-name="gr12" draw:text-style-name="P1" draw:layer="layout" svg:width="4.337cm" svg:height="1.433cm" svg:x="5.504cm" svg:y="5.199cm">
          <draw:text-box>
            <text:p><text:span text:style-name="T1">Develop models</text:span></text:p>
            <text:p><text:span text:style-name="T1">with existing platforms</text:span></text:p>
            <text:p><text:span text:style-name="T1">and fit to datasets</text:span></text:p>
          </draw:text-box>
        </draw:frame>
        <draw:frame draw:style-name="gr13" draw:text-style-name="P1" draw:layer="layout" svg:width="2.883cm" svg:height="1.433cm" svg:x="18.943cm" svg:y="11.979cm">
          <draw:text-box>
            <text:p><text:span text:style-name="T1">Select a</text:span></text:p>
            <text:p><text:span text:style-name="T1">platform for</text:span></text:p>
            <text:p><text:span text:style-name="T1">each stock</text:span></text:p>
          </draw:text-box>
        </draw:frame>
        <draw:frame draw:style-name="gr14" draw:text-style-name="P1" draw:layer="layout" svg:width="1.912cm" svg:height="1.433cm" svg:x="19.885cm" svg:y="6.787cm">
          <draw:text-box>
            <text:p><text:span text:style-name="T1">Develop</text:span></text:p>
            <text:p><text:span text:style-name="T1">a new</text:span></text:p>
            <text:p><text:span text:style-name="T1">platform</text:span></text:p>
          </draw:text-box>
        </draw:frame>
        <draw:line draw:style-name="gr15" draw:text-style-name="P2" draw:layer="layout" svg:x1="2.078cm" svg:y1="2.359cm" svg:x2="2.586cm" svg:y2="2.359cm">
          <text:p/>
        </draw:line>
        <draw:line draw:style-name="gr15" draw:text-style-name="P2" draw:layer="layout" svg:x1="5.765cm" svg:y1="2.359cm" svg:x2="6.273cm" svg:y2="2.359cm">
          <text:p/>
        </draw:line>
        <draw:line draw:style-name="gr15" draw:text-style-name="P2" draw:layer="layout" svg:x1="8.952cm" svg:y1="2.359cm" svg:x2="9.46cm" svg:y2="2.359cm">
          <text:p/>
        </draw:line>
        <draw:line draw:style-name="gr15" draw:text-style-name="P2" draw:layer="layout" svg:x1="2.065cm" svg:y1="5.759cm" svg:x2="2.573cm" svg:y2="5.759cm">
          <text:p/>
        </draw:line>
        <draw:line draw:style-name="gr15" draw:text-style-name="P2" draw:layer="layout" svg:x1="4.752cm" svg:y1="5.759cm" svg:x2="5.26cm" svg:y2="5.759cm">
          <text:p/>
        </draw:line>
        <draw:line draw:style-name="gr15" draw:text-style-name="P2" draw:layer="layout" svg:x1="9.839cm" svg:y1="5.759cm" svg:x2="10.347cm" svg:y2="5.759cm">
          <text:p/>
        </draw:line>
        <draw:line draw:style-name="gr15" draw:text-style-name="P2" draw:layer="layout" svg:x1="9.652cm" svg:y1="9.559cm" svg:x2="10.16cm" svg:y2="9.559cm">
          <text:p/>
        </draw:line>
        <draw:line draw:style-name="gr15" draw:text-style-name="P2" draw:layer="layout" svg:x1="2.078cm" svg:y1="12.659cm" svg:x2="11.547cm" svg:y2="12.659cm">
          <text:p/>
        </draw:line>
        <draw:line draw:style-name="gr15" draw:text-style-name="P2" draw:layer="layout" svg:x1="15.226cm" svg:y1="12.659cm" svg:x2="15.734cm" svg:y2="12.659cm">
          <text:p/>
        </draw:line>
        <draw:line draw:style-name="gr15" draw:text-style-name="P2" draw:layer="layout" svg:x1="2.078cm" svg:y1="9.559cm" svg:x2="5.847cm" svg:y2="9.559cm">
          <text:p/>
        </draw:line>
        <draw:line draw:style-name="gr15" draw:text-style-name="P2" draw:layer="layout" svg:x1="18.313cm" svg:y1="12.659cm" svg:x2="18.821cm" svg:y2="12.659cm">
          <text:p/>
        </draw:line>
        <draw:line draw:style-name="gr15" draw:text-style-name="P2" draw:layer="layout" svg:x1="21.5cm" svg:y1="12.659cm" svg:x2="22.008cm" svg:y2="12.659cm">
          <text:p/>
        </draw:line>
        <draw:line draw:style-name="gr15" draw:text-style-name="P2" draw:layer="layout" svg:x1="25.487cm" svg:y1="12.659cm" svg:x2="25.995cm" svg:y2="12.659cm">
          <text:p/>
        </draw:line>
        <draw:line draw:style-name="gr15" draw:text-style-name="P2" draw:layer="layout" svg:x1="19.226cm" svg:y1="7.459cm" svg:x2="19.734cm" svg:y2="7.459cm">
          <text:p/>
        </draw:line>
        <draw:line draw:style-name="gr15" draw:text-style-name="P2" draw:layer="layout" svg:x1="13.818cm" svg:y1="6.075cm" svg:x2="14.546cm" svg:y2="6.711cm">
          <text:p/>
        </draw:line>
        <draw:line draw:style-name="gr15" draw:text-style-name="P2" draw:layer="layout" svg:x1="13.805cm" svg:y1="9.098cm" svg:x2="14.533cm" svg:y2="8.462cm">
          <text:p/>
        </draw:line>
        <draw:line draw:style-name="gr16" draw:text-style-name="P2" draw:layer="layout" svg:x1="2.078cm" svg:y1="2.329cm" svg:x2="2.078cm" svg:y2="12.692cm">
          <text:p/>
        </draw:line>
        <draw:line draw:style-name="gr15" draw:text-style-name="P2" draw:layer="layout" svg:x1="12.739cm" svg:y1="2.359cm" svg:x2="13.247cm" svg:y2="2.359cm">
          <text:p/>
        </draw:line>
        <draw:frame draw:style-name="gr1" draw:text-style-name="P1" draw:layer="layout" svg:width="3.525cm" svg:height="1.039cm" svg:x="13.504cm" svg:y="1.847cm">
          <draw:text-box>
            <text:p><text:span text:style-name="T1">Provide</text:span></text:p>
            <text:p><text:span text:style-name="T1">recommendation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2:06:27.821909538</meta:creation-date>
    <dc:date>2025-04-09T16:53:11.593271039</dc:date>
    <meta:editing-duration>PT56M6S</meta:editing-duration>
    <meta:editing-cycles>15</meta:editing-cycles>
    <meta:generator>LibreOffice/24.2.7.2$Linux_X86_64 LibreOffice_project/420$Build-2</meta:generator>
    <meta:document-statistic meta:object-count="58"/>
  </office:meta>
</office:document-meta>
</file>